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float" office:value="90.31" calcext:value-type="float">
            <text:p>90,31</text:p>
          </table:table-cell>
          <table:table-cell table:style-name="ce3" office:value-type="float" office:value="0.64511258" calcext:value-type="float">
            <text:p>0,64511258</text:p>
          </table:table-cell>
          <table:table-cell table:style-name="ce7" office:value-type="float" office:value="0.0000307" calcext:value-type="float">
            <text:p>0,00003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1</text:p>
          </table:table-cell>
          <table:table-cell table:style-name="ce3" office:value-type="float" office:value="88.95" calcext:value-type="float">
            <text:p>88,95</text:p>
          </table:table-cell>
          <table:table-cell table:style-name="ce3" office:value-type="float" office:value="0.56958024" calcext:value-type="float">
            <text:p>0,56958024</text:p>
          </table:table-cell>
          <table:table-cell table:style-name="ce7" office:value-type="float" office:value="0.17228746" calcext:value-type="float">
            <text:p>0,1722874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1</text:p>
          </table:table-cell>
          <table:table-cell table:style-name="ce3" office:value-type="float" office:value="83.21" calcext:value-type="float">
            <text:p>83,21</text:p>
          </table:table-cell>
          <table:table-cell table:style-name="ce3" office:value-type="float" office:value="1.11838412" calcext:value-type="float">
            <text:p>1,11838412</text:p>
          </table:table-cell>
          <table:table-cell table:style-name="ce3" office:value-type="float" office:value="0.89589045" calcext:value-type="float">
            <text:p>0,8958904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5</text:p>
          </table:table-cell>
          <table:table-cell table:style-name="ce3" office:value-type="float" office:value="89.3" calcext:value-type="float">
            <text:p>89,3</text:p>
          </table:table-cell>
          <table:table-cell table:style-name="ce3" office:value-type="float" office:value="0.72469687" calcext:value-type="float">
            <text:p>0,72469687</text:p>
          </table:table-cell>
          <table:table-cell table:style-name="ce7" office:value-type="float" office:value="0.42683536" calcext:value-type="float">
            <text:p>0,426835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8:29:09.1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6-10T08:36:25.954000000</dc:date>
    <meta:editing-duration>PT4H13M3S</meta:editing-duration>
    <meta:editing-cycles>14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